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Source Sans Pr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y the year 2036, The Committe of 300 has taken ahold of the global economy, and consequently the fates of billions of lives.</text:p>
      <text:p text:style-name="P1"/>
      <text:p text:style-name="P1">Though The Commitee of 300's existence was long theorized about, it wasn't until a young telepath read the mind of the sitting president of the United States of America that they were confirmed to exist.</text:p>
      <text:p text:style-name="P1"/>
      <text:p text:style-name="P1">Simon Drugal was the first person to recognize just how much power The Committee had amassed. They could do <text:span text:style-name="T1">anything</text:span><text:span text:style-name="T2"> they wanted. No one would be able to lift a finger to stop them.</text:span></text:p>
      <text:p text:style-name="P1"><text:span text:style-name="T2"/></text:p>
      <text:p text:style-name="P1"><text:span text:style-name="T2">By this point, it was already too late. So, he had to rely on a mad scientist to even give him a </text:span><text:span text:style-name="T1">chance</text:span><text:span text:style-name="T2"> of fighting back.</text:span></text:p>
      <text:p text:style-name="P1"><text:span text:style-name="T2"/></text:p>
      <text:p text:style-name="P1"><text:span text:style-name="T2">Alucard Brand, shunned from greater society sometime between 2036 and 2024, had become a recluse who used his free time primarily working on developing science fiction. He was not a writer, but the mad scientist Drugal needed.</text:span></text:p>
      <text:p text:style-name="P1"><text:span text:style-name="T2"/></text:p>
      <text:p text:style-name="P1"><text:span text:style-name="T2">Most of his experiments ended in failure. Science fiction was fiction for a reason, after all. He had a plan this time, though, as poorly thought out as it might've been.</text:span></text:p>
      <text:p text:style-name="P1"><text:span text:style-name="T2"/></text:p>
      <text:p text:style-name="P1"><text:span text:style-name="T2">Instead of simply hoping to create the exact type of android he'd needed, he instead dug up the corpse of a recently deceased friend of his. This friend of his had an ability- a very powerful one which let him skip forward in time by almost a full second.</text:span></text:p>
      <text:p text:style-name="P1"><text:span text:style-name="T2"/></text:p>
      <text:p text:style-name="P1"><text:span text:style-name="T2">He was a scientist, not a mortician, so he had very little respect for his partially decomposed body. The worms and bacterium of the earth had torn at his arms far too much, but the rest of him could be salvaged.</text:span></text:p>
      <text:p text:style-name="P1"><text:span text:style-name="T2"/></text:p>
      <text:p text:style-name="P1"><text:span text:style-name="T2">His internals were removed, having been useless to him anyways. Everything save for his eyes was replaced with cybernetic parts, built by the one and only Alucard. However, when this android was switched on for the first time, an anomalous event occurred.</text:span></text:p>
      <text:p text:style-name="P1"><text:span text:style-name="T2"/></text:p>
      <text:p text:style-name="P1"><text:span text:style-name="T2">Both Alucard and the android received anomalous abilities, similar to that of Drugal and of the corpse Alucard had just retrofitted to a replicant. Alucard's ability was, paradoxically, the ability to grant powerful abilities to mechanized beings. C4-B1's ability- the android's ability- was to create branching timelines from their own. How extraordinarily lucky.</text:span></text:p>
      <text:p text:style-name="P1"><text:span text:style-name="T2"/></text:p>
      <text:p text:style-name="P1"><text:span text:style-name="T2">Almost immediately after introductions were performed, the android requested it henceforth be known as “Seymour Brand”. The two of them took no issue with this, and have been referring to him as such since very close to his inception.</text:span></text:p>
      <text:p text:style-name="P1"><text:span text:style-name="T2"/></text:p>
      <text:p text:style-name="P1"><text:span text:style-name="T2">Now, though they're unable to save their own timeline, they are rather interested in seeing a time untainted by The Committee. So, they formed a group that's dedicated to cataloging <text:s/>these abilities- coined “ARCs” by Alucard- in hopes of eventually eradicating The Committee from one of </text:span><text:soft-page-break/><text:span text:style-name="T2">these branch timelines, thus saving that timeline from whatever fate The Committee of 300 had in mind.</text:span></text:p>
      <text:p text:style-name="P1"><text:span text:style-name="T2"/></text:p>
      <text:p text:style-name="P1"><text:span text:style-name="T2">In contrast to The Committee, Drugal named their group </text:span><text:span text:style-name="T1">The Organization</text:span><text:span text:style-name="T2">. They have far less numbers than The Committee, but they are dedicated to the cause, and have effectively infinite time to deal with their issue so long as Alucard Brand and Seymour Brand remain alive.</text:span></text:p>
      <text:p text:style-name="P1"><text:span text:style-name="T2"/></text:p>
      <text:p text:style-name="P1"><text:span text:style-name="T2">That said, for whatever reason, Seymour isn't able to travel back in time any further than 00:42 on June 15th, 2024. By time the roleplay occurs, Seymour and Drugal have already been through a minimum of two failed attempts to rewrite history. This means Drugal, while claiming to be 30-ish, is actually more like 50. Seymour is in a similar position, though he'll almost always respond with the amount of time he's been alive if asked how old he is, rather than referencing the specific year of his creation.</text:span></text:p>
      <text:p text:style-name="P1"><text:span text:style-name="T2"/></text:p>
      <text:p text:style-name="P1"><text:span text:style-name="T2">Allegra Santana, the band's bassist, exists in every branch timeline. She is more-or-less the same in each timeline, though she doesn't retain any memories between branches, as she's wholly unique to each branch. She always has the same ARC, Dead &amp; Bloated, always named after the same Stone Temple Pilots song.</text:span></text:p>
      <text:p text:style-name="P1"><text:span text:style-name="T2"/></text:p>
      <text:p text:style-name="P1"><text:span text:style-name="T2">So, arguably, it was Allegra that began the tradition of naming one's ability after a song, though it was something she simply did on a whim after realizing she'd still been alive after her death.</text:span></text:p>
      <text:p text:style-name="P1"><text:span text:style-name="T2"/></text:p>
      <text:p text:style-name="P1"><text:span text:style-name="T2">She's been dead since 1998, appearing as a 22 year old female dear for just a little over 26 years now. Though she's able to learn and develop talents, she hasn't matured since her death in November 1998. She'll even occasionally let slip some era-appropriate slang (e.g. “Let's bounce,” or “I'm outtie.” She even once dropped a “chillax” in front of Seymour after he started freaking out in front of her).</text:span></text:p>
      <text:p text:style-name="P1"><text:span text:style-name="T2"/></text:p>
      <text:p text:style-name="P1"><text:span text:style-name="T2">Simon Drugal, Alucard Brand, and Adam Degenes are the only other constants in the branching timelines, seeing as how young Drugal would have to grow into old Drugal, and same went for Alucard, and the body of Adam Degenes. According to history as it was written, Adam Degenes died sometime in 2035, allowing for Seymour to be built less than a full year later. In the current timeline, he's currently unaffiliated with the band or The Organization. It's completely unknown where he is, in fact, though it is known that he'll develop his ARC in a few month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ucard Belmonde</meta:initial-creator>
    <meta:creation-date>2025-04-04T21:17:06</meta:creation-date>
    <meta:document-statistic meta:table-count="0" meta:image-count="0" meta:object-count="0" meta:page-count="2" meta:paragraph-count="18" meta:word-count="863" meta:character-count="4987"/>
    <dc:date>2025-04-04T22:03:45.11</dc:date>
    <dc:creator>Alucard Belmonde</dc:creator>
    <meta:editing-duration>PT16M18S</meta:editing-duration>
    <meta:editing-cycles>1</meta:editing-cycles>
    <meta:generator>OpenOffice/4.1.7$Win32 OpenOffice.org_project/417m1$Build-9800</meta:generator>
  </office:meta>
</office:document-meta>
</file>